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d9d9d9" draw:textarea-vertical-align="middle" draw:auto-grow-height="false" draw:fit-to-size="false" fo:min-height="3.519cm" fo:min-width="0.26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fill="solid" draw:fill-color="#d9d9d9" draw:textarea-vertical-align="middle" draw:auto-grow-height="false" draw:fit-to-size="false" fo:min-height="3.3cm" fo:min-width="0.265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15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6" style:family="graphic">
      <style:graphic-properties style:protect="size"/>
    </style:style>
    <style:style style:name="pr1" style:family="presentation" style:parent-style-name="标题幻灯片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标题幻灯片" presentation:presentation-page-layout-name="AL1T0">
        <draw:custom-shape draw:name="TextBox 2" draw:style-name="gr1" draw:text-style-name="P2" draw:layer="layout" svg:width="1.792cm" svg:height="0.927cm" svg:x="4.6cm" svg:y="9.9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2" draw:text-style-name="P2" draw:layer="layout" svg:width="1.904cm" svg:height="0.927cm" svg:x="5.793cm" svg:y="6.9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立方体 45" draw:style-name="gr3" draw:text-style-name="P3" draw:layer="layout" svg:width="2.297cm" svg:height="5.081cm" svg:x="8.891cm" svg:y="7.254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4" draw:text-style-name="P2" draw:layer="layout" svg:width="1.908cm" svg:height="0.927cm" svg:x="10.092cm" svg:y="11.385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5" draw:text-style-name="P4" draw:layer="layout" svg:width="1.399cm" svg:height="0.927cm" svg:x="8.691cm" svg:y="12.326cm">
          <text:p text:style-name="P1"><text:span text:style-name="T1">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3" draw:style-name="gr6" draw:text-style-name="P5" draw:layer="layout" svg:width="0.399cm" svg:height="0.799cm" svg:x="8.291cm" svg:y="9.28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右箭头 59" draw:style-name="gr6" draw:text-style-name="P5" draw:layer="layout" svg:width="0.399cm" svg:height="0.799cm" svg:x="11.399cm" svg:y="9.26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5" draw:style-name="gr5" draw:text-style-name="P4" draw:layer="layout" svg:width="1.899cm" svg:height="1.773cm" svg:x="2.703cm" svg:y="1.124cm">
          <text:p text:style-name="P1"><text:span text:style-name="T2">135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立方体 45" draw:style-name="gr7" draw:text-style-name="P3" draw:layer="layout" svg:width="2.297cm" svg:height="5.3cm" svg:x="5.9cm" svg:y="7.4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立方体 45" draw:style-name="gr8" draw:text-style-name="P3" draw:layer="layout" svg:width="2.297cm" svg:height="5.081cm" svg:x="11.9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9" draw:text-style-name="P2" draw:layer="layout" svg:width="1.908cm" svg:height="0.927cm" svg:x="13.1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0" draw:text-style-name="P2" draw:layer="layout" svg:width="1.809cm" svg:height="0.927cm" svg:x="11.791cm" svg:y="12.308cm">
          <text:p text:style-name="P1"><text:span text:style-name="T1">1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14.4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15.0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12" draw:text-style-name="P2" draw:layer="layout" svg:width="1.908cm" svg:height="0.927cm" svg:x="16.2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3" draw:text-style-name="P2" draw:layer="layout" svg:width="1.709cm" svg:height="0.927cm" svg:x="14.891cm" svg:y="12.308cm">
          <text:p text:style-name="P1"><text:span text:style-name="T1">2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17.5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18.1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14" draw:text-style-name="P2" draw:layer="layout" svg:width="1.908cm" svg:height="0.927cm" svg:x="19.3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5" draw:text-style-name="P2" draw:layer="layout" svg:width="1.609cm" svg:height="0.927cm" svg:x="17.991cm" svg:y="12.308cm">
          <text:p text:style-name="P1"><text:span text:style-name="T1">2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20.6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21.1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16" draw:text-style-name="P2" draw:layer="layout" svg:width="1.908cm" svg:height="0.927cm" svg:x="22.3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7" draw:text-style-name="P2" draw:layer="layout" svg:width="1.609cm" svg:height="0.927cm" svg:x="20.991cm" svg:y="12.308cm">
          <text:p text:style-name="P1"><text:span text:style-name="T1">5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23.6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24.1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18" draw:text-style-name="P2" draw:layer="layout" svg:width="1.908cm" svg:height="0.927cm" svg:x="25.3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9" draw:text-style-name="P2" draw:layer="layout" svg:width="1.609cm" svg:height="0.927cm" svg:x="23.991cm" svg:y="12.308cm">
          <text:p text:style-name="P1"><text:span text:style-name="T1">5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26.6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27.1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20" draw:text-style-name="P2" draw:layer="layout" svg:width="1.908cm" svg:height="0.927cm" svg:x="28.3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1" draw:text-style-name="P2" draw:layer="layout" svg:width="1.809cm" svg:height="0.927cm" svg:x="26.991cm" svg:y="12.308cm">
          <text:p text:style-name="P1"><text:span text:style-name="T1">5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29.6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30.1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22" draw:text-style-name="P2" draw:layer="layout" svg:width="1.908cm" svg:height="0.927cm" svg:x="31.3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3" draw:text-style-name="P2" draw:layer="layout" svg:width="1.809cm" svg:height="0.927cm" svg:x="29.991cm" svg:y="12.308cm">
          <text:p text:style-name="P1"><text:span text:style-name="T1">2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32.6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立方体 45" draw:style-name="gr8" draw:text-style-name="P3" draw:layer="layout" svg:width="2.297cm" svg:height="5.081cm" svg:x="33.191cm" svg:y="7.236cm">
          <text:p/>
          <draw:enhanced-geometry draw:mirror-horizontal="false" draw:mirror-vertical="false" draw:text-areas="0 ?f2 ?f6 ?f9" svg:viewBox="0 0 0 0" draw:type="ooxml-cube" draw:modifiers="6667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TextBox 47" draw:style-name="gr24" draw:text-style-name="P2" draw:layer="layout" svg:width="1.908cm" svg:height="0.927cm" svg:x="34.392cm" svg:y="11.367cm">
          <text:p text:style-name="P1"><text:span text:style-name="T1">3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5" draw:text-style-name="P2" draw:layer="layout" svg:width="1.399cm" svg:height="0.927cm" svg:x="32.991cm" svg:y="12.308cm">
          <text:p text:style-name="P1"><text:span text:style-name="T1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右箭头 59" draw:style-name="gr11" draw:text-style-name="P5" draw:layer="layout" svg:width="0.399cm" svg:height="0.799cm" svg:x="35.699cm" svg:y="9.24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CN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Droid Sans Fallback" style:font-family-complex="'Droid Sans Fallback'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CN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roid Sans Fallback" style:font-family-complex="'Droid Sans Fallback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40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标题幻灯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标题幻灯片-backgroundobjects">
      <style:graphic-properties draw:stroke="none" draw:fill="none" draw:fill-color="#ffffff" draw:auto-grow-height="false" fo:min-height="1.485cm"/>
    </style:style>
    <style:style style:name="Mpr4" style:family="presentation" style:parent-style-name="标题幻灯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标题幻灯片" style:page-layout-name="PM1" draw:style-name="Mdp1">
      <draw:frame draw:name="标题 1" presentation:style-name="Mpr1" draw:text-style-name="MP6" draw:layer="backgroundobjects" svg:width="38.595cm" svg:height="4.082cm" svg:x="3.406cm" svg:y="5.918cm" presentation:class="title" presentation:user-transformed="true">
        <draw:text-box>
          <text:p text:style-name="MP5"><text:span text:style-name="MT1">单击此处编辑母版标题样式</text:span></text:p>
        </draw:text-box>
      </draw:frame>
      <draw:frame draw:name="日期占位符 3" presentation:style-name="Mpr2" draw:text-style-name="MP8" draw:layer="backgroundobjects" svg:width="10.594cm" svg:height="1.013cm" svg:x="2.27cm" svg:y="17.657cm" presentation:class="date-time" presentation:user-transformed="true">
        <draw:text-box>
          <text:p text:style-name="MP7"><text:span text:style-name="MT2"><text:date style:data-style-name="D1" text:date-value="2017-08-29">8/29/17</text:date></text:span></text:p>
        </draw:text-box>
      </draw:frame>
      <draw:frame draw:name="页脚占位符 4" presentation:style-name="Mpr2" draw:text-style-name="MP8" draw:layer="backgroundobjects" svg:width="14.378cm" svg:height="1.013cm" svg:x="15.514cm" svg:y="17.657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10.594cm" svg:height="1.013cm" svg:x="32.542cm" svg:y="17.657cm" presentation:class="page-number" presentation:user-transformed="true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标题幻灯片-title" draw:layer="backgroundobjects" svg:width="14.848cm" svg:height="11.136cm" svg:x="3.075cm" svg:y="2.257cm" presentation:class="page"/>
        <draw:frame presentation:style-name="标题幻灯片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演示文稿</dc:title>
    <meta:initial-creator>Administrator</meta:initial-creator>
    <meta:editing-cycles>34</meta:editing-cycles>
    <meta:creation-date>2017-03-07T14:06:52</meta:creation-date>
    <dc:date>2017-08-29T09:07:55.108918839</dc:date>
    <meta:editing-duration>P8DT4H52M26S</meta:editing-duration>
    <meta:generator>LibreOffice/5.0.6.2$Linux_X86_64 LibreOffice_project/00m0$Build-2</meta:generator>
    <meta:document-statistic meta:object-count="6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